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35000003ABF218D4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470d5" officeooo:paragraph-rsid="001f906a"/>
    </style:style>
    <style:style style:name="P2" style:family="paragraph" style:parent-style-name="Standard">
      <style:text-properties officeooo:rsid="001f906a" officeooo:paragraph-rsid="001f906a"/>
    </style:style>
    <style:style style:name="P3" style:family="paragraph" style:parent-style-name="Title">
      <style:text-properties style:font-name="Arial"/>
    </style:style>
    <style:style style:name="P4" style:family="paragraph" style:parent-style-name="Standard">
      <style:text-properties officeooo:rsid="0028bd3a" officeooo:paragraph-rsid="0028bd3a"/>
    </style:style>
    <style:style style:name="T1" style:family="text">
      <style:text-properties officeooo:rsid="0024f411"/>
    </style:style>
    <style:style style:name="T2" style:family="text">
      <style:text-properties officeooo:rsid="00296a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ols: <text:span text:style-name="T1">Cutter</text:span></text:p>
      <text:p text:style-name="P4">I <text:span text:style-name="T2">used a cutter to cut plastic profiles for the box.</text:span></text:p>
      <text:p text:style-name="P2"/>
      <text:p text:style-name="P1"><draw:frame draw:style-name="fr1" draw:name="Image1" text:anchor-type="paragraph" svg:width="17cm" svg:height="8.652cm" draw:z-index="0"><draw:image xlink:href="Pictures/1000020100000735000003ABF218D454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tarell" fo:font-family="Cantarell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9-25T17:43:48.482555876</dc:date>
    <meta:editing-duration>PT25M10S</meta:editing-duration>
    <meta:editing-cycles>11</meta:editing-cycles>
    <dc:creator>Emanuele Santanche</dc:creator>
    <meta:document-statistic meta:table-count="0" meta:image-count="1" meta:object-count="0" meta:page-count="1" meta:paragraph-count="2" meta:word-count="13" meta:character-count="65" meta:non-whitespace-character-count="54"/>
  </office:meta>
</office:document-meta>
</file>